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fe94" officeooo:paragraph-rsid="0016f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ntum States</text:p>
      <text:p text:style-name="P1"/>
      <text:p text:style-name="Standard">Determinate States</text:p>
      <text:p text:style-name="Standard">Degenerate States</text:p>
      <text:p text:style-name="Standard">Non-Degenerate States</text:p>
      <text:p text:style-name="Standard">n-Fold Degenerate States</text:p>
      <text:p text:style-name="Standard">Symetric States</text:p>
      <text:p text:style-name="Standard">State Function</text:p>
      <text:p text:style-name="Standard">State of the System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6-22T23:47:36.918710003</dc:date>
    <meta:editing-duration>PT9M52S</meta:editing-duration>
    <meta:editing-cycles>3</meta:editing-cycles>
    <meta:print-date>2024-06-22T23:47:21.367349254</meta:print-date>
    <meta:document-statistic meta:table-count="0" meta:image-count="0" meta:object-count="0" meta:page-count="1" meta:paragraph-count="8" meta:word-count="19" meta:character-count="142" meta:non-whitespace-character-count="131"/>
  </office:meta>
</office:document-meta>
</file>